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548235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9D08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A9D08E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9D08E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A9D08E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2" style:family="table-cell" style:parent-style-name="Default" style:data-style-name="N36">
      <style:table-cell-properties fo:border-top="none" fo:border-bottom="none" fo:border-left="none" fo:border-right="thin solid #000000" fo:background-color="#00B05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00B050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thin solid #000000" fo:background-color="#00B05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fo:background-color="#00B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33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3300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fo:background-color="#FF33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FF33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11.138958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lanning</text:p>
          </table:table-cell>
          <table:table-cell table:number-columns-repeated="5" table:style-name="ce3"/>
          <table:table-cell table:style-name="ce4"/>
          <table:table-cell table:number-columns-repeated="16377"/>
        </table:table-row>
        <table:table-row table:style-name="ro2">
          <table:table-cell table:style-name="ce5"/>
          <table:table-cell table:style-name="ce6"/>
          <table:table-cell table:number-columns-repeated="2" table:style-name="ce7"/>
          <table:table-cell table:style-name="ce6"/>
          <table:table-cell table:number-columns-repeated="2" table:style-name="ce7"/>
          <table:table-cell table:number-columns-repeated="16377"/>
        </table:table-row>
        <table:table-row table:style-name="ro3">
          <table:table-cell office:value-type="string" table:style-name="ce8">
            <text:p>Onderdeel</text:p>
          </table:table-cell>
          <table:table-cell table:style-name="ce9"/>
          <table:table-cell office:value-type="string" table:style-name="ce8">
            <text:p>Begin datum</text:p>
          </table:table-cell>
          <table:table-cell office:value-type="string" table:style-name="ce8">
            <text:p>Eind datum</text:p>
          </table:table-cell>
          <table:table-cell table:style-name="ce9"/>
          <table:table-cell office:value-type="string" table:style-name="ce8">
            <text:p>Ingeplande <text:s/>tijd</text:p>
          </table:table-cell>
          <table:table-cell office:value-type="string" table:style-name="ce10">
            <text:p>Bijzonderheden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Voorstudie</text:p>
          </table:table-cell>
          <table:table-cell table:style-name="ce12"/>
          <table:table-cell office:value-type="date" office:date-value="2016-11-22T00:00:00" table:style-name="ce11">
            <text:p>22-11-2016</text:p>
          </table:table-cell>
          <table:table-cell office:value-type="date" office:date-value="2016-12-02T00:00:00" table:style-name="ce11">
            <text:p>2-12-2016</text:p>
          </table:table-cell>
          <table:table-cell table:style-name="ce12"/>
          <table:table-cell office:value-type="string" table:style-name="ce13">
            <text:p><text:s/>2 weken</text:p>
          </table:table-cell>
          <table:table-cell office:value-type="string" table:style-name="ce13">
            <text:p>Dit is ons gelukt binnen de 2 weken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Werkvoorbereiding</text:p>
          </table:table-cell>
          <table:table-cell table:style-name="ce1"/>
          <table:table-cell office:value-type="date" office:date-value="2016-12-06T00:00:00" table:style-name="ce14">
            <text:p>6-12-2016</text:p>
          </table:table-cell>
          <table:table-cell office:value-type="date" office:date-value="2016-12-06T00:00:00" table:style-name="ce14">
            <text:p>6-12-2016</text:p>
          </table:table-cell>
          <table:table-cell table:style-name="ce1"/>
          <table:table-cell office:value-type="string" table:style-name="ce15">
            <text:p>1 dag</text:p>
          </table:table-cell>
          <table:table-cell office:value-type="string" table:style-name="ce15">
            <text:p>Dit was binnen en dag klaar</text:p>
          </table:table-cell>
          <table:table-cell table:number-columns-repeated="16377"/>
        </table:table-row>
        <table:table-row table:style-name="ro3">
          <table:table-cell office:value-type="string" table:style-name="ce15">
            <text:p>Begin website</text:p>
          </table:table-cell>
          <table:table-cell table:style-name="ce1"/>
          <table:table-cell office:value-type="date" office:date-value="2016-12-07T00:00:00" table:style-name="ce14">
            <text:p>7-12-2016</text:p>
          </table:table-cell>
          <table:table-cell office:value-type="date" office:date-value="2016-12-13T00:00:00" table:style-name="ce14">
            <text:p>13-12-2016</text:p>
          </table:table-cell>
          <table:table-cell table:style-name="ce1"/>
          <table:table-cell office:value-type="string" table:style-name="ce15">
            <text:p>4 dagen</text:p>
          </table:table-cell>
          <table:table-cell office:value-type="string" table:style-name="ce15">
            <text:p>We hebben ons niet heel erg aan de planning gehouden</text:p>
          </table:table-cell>
          <table:table-cell table:number-columns-repeated="16377"/>
        </table:table-row>
        <table:table-row table:style-name="ro3">
          <table:table-cell office:value-type="string" table:style-name="ce15">
            <text:p>Database realisatie</text:p>
          </table:table-cell>
          <table:table-cell table:style-name="ce1"/>
          <table:table-cell office:value-type="date" office:date-value="2016-12-14T00:00:00" table:style-name="ce14">
            <text:p>14-12-2016</text:p>
          </table:table-cell>
          <table:table-cell office:value-type="date" office:date-value="2016-12-14T00:00:00" table:style-name="ce14">
            <text:p>14-12-2016</text:p>
          </table:table-cell>
          <table:table-cell table:style-name="ce1"/>
          <table:table-cell office:value-type="string" table:style-name="ce15">
            <text:p>1 dag</text:p>
          </table:table-cell>
          <table:table-cell office:value-type="string" table:style-name="ce15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15">
            <text:p>Back end</text:p>
          </table:table-cell>
          <table:table-cell table:style-name="ce1"/>
          <table:table-cell office:value-type="date" office:date-value="2016-12-14T00:00:00" table:style-name="ce14">
            <text:p>14-12-2016</text:p>
          </table:table-cell>
          <table:table-cell office:value-type="date" office:date-value="2016-12-20T00:00:00" table:style-name="ce14">
            <text:p>20-12-2016</text:p>
          </table:table-cell>
          <table:table-cell table:style-name="ce1"/>
          <table:table-cell office:value-type="string" table:style-name="ce15">
            <text:p>4 dagen</text:p>
          </table:table-cell>
          <table:table-cell office:value-type="string" table:style-name="ce15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15">
            <text:p>Databse koppeling</text:p>
          </table:table-cell>
          <table:table-cell table:style-name="ce1"/>
          <table:table-cell office:value-type="date" office:date-value="2016-12-21T00:00:00" table:style-name="ce14">
            <text:p>21-12-2016</text:p>
          </table:table-cell>
          <table:table-cell office:value-type="date" office:date-value="2016-12-21T00:00:00" table:style-name="ce14">
            <text:p>21-12-2016</text:p>
          </table:table-cell>
          <table:table-cell table:style-name="ce1"/>
          <table:table-cell office:value-type="string" table:style-name="ce15">
            <text:p>1 dag</text:p>
          </table:table-cell>
          <table:table-cell office:value-type="string" table:style-name="ce15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Website realiseren</text:p>
          </table:table-cell>
          <table:table-cell table:style-name="ce1"/>
          <table:table-cell office:value-type="date" office:date-value="2016-12-22T00:00:00" table:style-name="ce14">
            <text:p>22-12-2016</text:p>
          </table:table-cell>
          <table:table-cell office:value-type="date" office:date-value="2016-12-23T00:00:00" table:style-name="ce14">
            <text:p>23-12-2016</text:p>
          </table:table-cell>
          <table:table-cell table:style-name="ce1"/>
          <table:table-cell office:value-type="string" table:style-name="ce15">
            <text:p>2 dagen</text:p>
          </table:table-cell>
          <table:table-cell office:value-type="string" table:style-name="ce15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Uitloop</text:p>
          </table:table-cell>
          <table:table-cell table:style-name="ce17"/>
          <table:table-cell office:value-type="string" table:style-name="ce18">
            <text:p>Kerstvakantie</text:p>
          </table:table-cell>
          <table:table-cell office:value-type="string" table:style-name="ce18">
            <text:p>Kerstevakantie</text:p>
          </table:table-cell>
          <table:table-cell table:style-name="ce17"/>
          <table:table-cell office:value-type="string" table:style-name="ce18">
            <text:p>Kerstvakantie</text:p>
          </table:table-cell>
          <table:table-cell office:value-type="string" table:style-name="ce19">
            <text:p>Gebruikt als uitloop maar was niet genoeg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Testen</text:p>
          </table:table-cell>
          <table:table-cell table:style-name="ce1"/>
          <table:table-cell office:value-type="date" office:date-value="2017-01-10T00:00:00" table:style-name="ce20">
            <text:p>10-1-2017</text:p>
          </table:table-cell>
          <table:table-cell office:value-type="date" office:date-value="2017-01-12T00:00:00" table:style-name="ce14">
            <text:p>12-1-2017</text:p>
          </table:table-cell>
          <table:table-cell table:style-name="ce1"/>
          <table:table-cell office:value-type="string" table:style-name="ce21">
            <text:p>3 dagen</text:p>
          </table:table-cell>
          <table:table-cell office:value-type="string" table:style-name="ce15">
            <text:p>Is niet gelukt om dan te testen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rogrammeren afronden</text:p>
          </table:table-cell>
          <table:table-cell table:style-name="ce1"/>
          <table:table-cell office:value-type="date" office:date-value="2017-01-13T00:00:00" table:style-name="ce14">
            <text:p>13-1-2017</text:p>
          </table:table-cell>
          <table:table-cell office:value-type="date" office:date-value="2017-01-17T00:00:00" table:style-name="ce14">
            <text:p>17-1-2017</text:p>
          </table:table-cell>
          <table:table-cell table:style-name="ce1"/>
          <table:table-cell office:value-type="string" table:style-name="ce21">
            <text:p>2 dagen + weekend</text:p>
          </table:table-cell>
          <table:table-cell office:value-type="string" table:style-name="ce15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Documenteren</text:p>
          </table:table-cell>
          <table:table-cell table:style-name="ce1"/>
          <table:table-cell office:value-type="date" office:date-value="2017-01-18T00:00:00" table:style-name="ce14">
            <text:p>18-1-2017</text:p>
          </table:table-cell>
          <table:table-cell office:value-type="date" office:date-value="2017-01-22T00:00:00" table:style-name="ce14">
            <text:p>22-1-2017</text:p>
          </table:table-cell>
          <table:table-cell table:style-name="ce1"/>
          <table:table-cell office:value-type="string" table:style-name="ce15">
            <text:p>3 dagen + weekend</text:p>
          </table:table-cell>
          <table:table-cell office:value-type="string" table:style-name="ce15">
            <text:p>Niet gelukt, systeem was nog niet klaar</text:p>
          </table:table-cell>
          <table:table-cell table:number-columns-repeated="16377"/>
        </table:table-row>
        <table:table-row table:style-name="ro3">
          <table:table-cell office:value-type="string" table:style-name="ce22">
            <text:p>Extra week</text:p>
          </table:table-cell>
          <table:table-cell table:style-name="ce23"/>
          <table:table-cell office:value-type="date" office:date-value="2017-01-22T00:00:00" table:style-name="ce24">
            <text:p>22-1-2017</text:p>
          </table:table-cell>
          <table:table-cell office:value-type="date" office:date-value="2017-01-29T00:00:00" table:style-name="ce24">
            <text:p>29-1-2017</text:p>
          </table:table-cell>
          <table:table-cell table:style-name="ce23"/>
          <table:table-cell office:value-type="string" table:style-name="ce25">
            <text:p>4 dagen + weekend</text:p>
          </table:table-cell>
          <table:table-cell office:value-type="string" table:style-name="ce23">
            <text:p>Hier is er op de laatste 2 dagen getest en de documentatie gemaakt</text:p>
          </table:table-cell>
          <table:table-cell table:number-columns-repeated="16377"/>
        </table:table-row>
        <table:table-row table:style-name="ro3">
          <table:table-cell office:value-type="string" table:style-name="ce26">
            <text:p>Deadline</text:p>
          </table:table-cell>
          <table:table-cell table:style-name="ce27"/>
          <table:table-cell office:value-type="string" table:style-name="ce28">
            <text:p>Deadline</text:p>
          </table:table-cell>
          <table:table-cell office:value-type="string" table:style-name="ce28">
            <text:p>Deadline</text:p>
          </table:table-cell>
          <table:table-cell table:style-name="ce27"/>
          <table:table-cell office:value-type="string" table:style-name="ce29">
            <text:p>Deadline</text:p>
          </table:table-cell>
          <table:table-cell table:style-name="ce27"/>
          <table:table-cell table:number-columns-repeated="16377"/>
        </table:table-row>
        <table:table-row table:style-name="ro3">
          <table:table-cell table:style-name="ce30"/>
          <table:table-cell table:style-name="ce1"/>
          <table:table-cell table:number-columns-repeated="2" table:style-name="ce14"/>
          <table:table-cell table:style-name="ce1"/>
          <table:table-cell table:number-columns-repeated="2" table:style-name="ce15"/>
          <table:table-cell table:number-columns-repeated="16377"/>
        </table:table-row>
        <table:table-row table:number-rows-repeated="6" table:style-name="ro3">
          <table:table-cell table:style-name="ce30"/>
          <table:table-cell table:style-name="ce1"/>
          <table:table-cell table:number-columns-repeated="2" table:style-name="ce15"/>
          <table:table-cell table:style-name="ce1"/>
          <table:table-cell table:number-columns-repeated="2" table:style-name="ce15"/>
          <table:table-cell table:number-columns-repeated="16377"/>
        </table:table-row>
        <table:table-row table:style-name="ro3">
          <table:table-cell table:style-name="ce31"/>
          <table:table-cell table:style-name="ce32"/>
          <table:table-cell table:number-columns-repeated="2" table:style-name="ce31"/>
          <table:table-cell table:style-name="ce32"/>
          <table:table-cell table:number-columns-repeated="2" table:style-name="ce31"/>
          <table:table-cell table:number-columns-repeated="16377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Naomi .</meta:initial-creator>
    <dc:creator>Naomi .</dc:creator>
    <meta:creation-date>2016-03-17T10:52:44Z</meta:creation-date>
    <dc:date>2017-01-31T08:21:26Z</dc:date>
    <meta:print-date>2016-12-02T08:45:11Z</meta:print-date>
  </office:meta>
</office:document-meta>
</file>